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NamedValueMethodArgumentResolver.getNamedValueInfo( MethodParameter parame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NamedValueMethodArgumentResolver.resolveEmbeddedValuesAndExpressions( String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NamedValueMethodArgumentResolver.handleResolvedValue( @ Nullable Object arg , String name , MethodParameter parameter , @ Nullable ModelAndViewContainer mavContainer , NativeWebRequest web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NamedValueMethodArgumentResolver.handleMissingValue( String name , MethodParameter parameter , NativeWeb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amedValueMethodArgumentResolver.resolveArgument( MethodParameter parameter , @ Nullable ModelAndViewContainer mavContainer , NativeWebRequest webRequest , @ Nullable WebDataBinderFactory binderFactory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AbstractNamedValueMethodArgumentResolver.handleMissingValue( String name ,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dValueInfo.NamedValueInfo( String name , boolean required , @ Nullable String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NamedValueMethodArgumentResolver.handleNullValue( String name , @ Nullable Object value , Class &lt; ? &gt; param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NamedValueMethodArgumentResolver.AbstractNamedValueMethodArgumen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NamedValueMethodArgumentResolver.updateNamedValueInfo( MethodParameter parameter , NamedValueInfo inf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NamedValueMethodArgumentResolver.handleMissingValueAfterConversion( String name , MethodParameter parameter , NativeWeb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amedValueMethodArgumentResolver.AbstractNamedValueMethodArgumentResolver( @ Nullable ConfigurableBeanFactory bean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